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Company Nam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Phone</text:p>
          </table:table-cell>
          <table:table-cell office:value-type="string">
            <text:p>Vat number</text:p>
          </table:table-cell>
        </table:table-row>
        <table:table-row table:style-name="ro1">
          <table:table-cell office:value-type="string">
            <text:p><text:a xlink:href="mailto:liu@mk.com">liu@mk.com</text:a></text:p>
          </table:table-cell>
          <table:table-cell office:value-type="string">
            <text:p>Liu</text:p>
          </table:table-cell>
          <table:table-cell office:value-type="string">
            <text:p>Kang</text:p>
          </table:table-cell>
          <table:table-cell office:value-type="string">
            <text:p>liu kang</text:p>
          </table:table-cell>
          <table:table-cell office:value-type="string">
            <text:p>Mk 1</text:p>
          </table:table-cell>
          <table:table-cell office:value-type="string">
            <text:p>somewhere</text:p>
          </table:table-cell>
          <table:table-cell office:value-type="string">
            <text:p>sdfasf </text:p>
          </table:table-cell>
          <table:table-cell office:value-type="float" office:value="11111">
            <text:p>11111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700700700">
            <text:p>700700700</text:p>
          </table:table-cell>
          <table:table-cell office:value-type="float" office:value="123123123">
            <text:p>123123123</text:p>
          </table:table-cell>
        </table:table-row>
        <table:table-row table:style-name="ro1">
          <table:table-cell office:value-type="string">
            <text:p><text:a xlink:href="mailto:kung@mk.com">kung@mk.com</text:a></text:p>
          </table:table-cell>
          <table:table-cell office:value-type="string">
            <text:p>Kung</text:p>
          </table:table-cell>
          <table:table-cell office:value-type="string">
            <text:p>Lao</text:p>
          </table:table-cell>
          <table:table-cell office:value-type="string">
            <text:p>kung lao</text:p>
          </table:table-cell>
          <table:table-cell office:value-type="string">
            <text:p>Mk 2</text:p>
          </table:table-cell>
          <table:table-cell office:value-type="string">
            <text:p>somewhere</text:p>
          </table:table-cell>
          <table:table-cell office:value-type="float" office:value="23423">
            <text:p>23423</text:p>
          </table:table-cell>
          <table:table-cell office:value-type="float" office:value="22222">
            <text:p>22222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100100100">
            <text:p>1001001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6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 </meta:initial-creator>
    <meta:creation-date>2011-09-20T08:09:51</meta:creation-date>
    <dc:date>2012-01-24T16:51:53</dc:date>
    <dc:creator>Adrian </dc:creator>
    <meta:editing-duration>PT3M3S</meta:editing-duration>
    <meta:editing-cycles>4</meta:editing-cycles>
    <meta:generator>LibreOffice/3.3$Unix LibreOffice_project/330m19$Build-401</meta:generator>
    <meta:document-statistic meta:table-count="3" meta:cell-count="35" meta:object-count="0"/>
  </office:meta>
</office:document-meta>
</file>